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Little Girls Reprise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2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number-columns-repeated="2"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table:number-columns-repeated="14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office:value-type="string" calcext:value-type="string">
            <text:p>Orphans</text:p>
          </table:table-cell>
          <table:table-cell table:style-name="ce4" table:number-columns-repeated="3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Man 1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s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6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9" meta:object-count="0"/>
    <meta:generator>LibreOfficeDev/6.0.5.2$Linux_X86_64 LibreOffice_project/</meta:generator>
  </office:meta>
</office:document-meta>
</file>